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MPUT 410</text:p>
      <text:p text:style-name="Standard">Assignment 2</text:p>
      <text:p text:style-name="P1"/>
      <text:p text:style-name="P1">My application consists of 5 html files, 2 JavaScript files, and 1 CSS file. </text:p>
      <text:p text:style-name="P1"/>
      <text:p text:style-name="P1">The initial page is called identification.html, and uses identification.js. It consists mainly of a form with several text fields and a submit button. When the user hits the submit button, a JavaScript listener function called 'validate' examines the input data for the name, postal code, email, and birth date fields. If any of these fields contains invalid data, the function displays the appropriate error message to the user and stops the form from loading the quiz page. Otherwise, the user's name is saved to a cookie and the quiz1.html page is allowed to load normally. </text:p>
      <text:p text:style-name="P1"/>
      <text:p text:style-name="P1">The quiz1, quiz2, and quiz3 html documents are nearly identical, and all rely on quiz.js, and to a much lesser extent, style.css. Each page contains 2 links to the other quizzes at the very top, followed by text that has the user's name inserted from the cookie, then elements that display the current quiz information, and lastly, the quiz. I decided to show the value of all 4 timers (one for each quiz, and the total), followed by which question the user was currently viewing, how many questions the user had answered, and then the progress bar which displays this same information. Below the quiz, there's a link to signedOut.html.</text:p>
      <text:p text:style-name="P1"/>
      <text:p text:style-name="P1">The quiz.js script creates 5 listener functions: one for each of the 3 buttons ('prev', 'next', and 'submit'), one for all of the 3 buttons ('buttons'), and another that responds to the user answering a question ('checkProgress'). The prev and next buttons keep track of which question the user is on, and ensure that they can't move below 1 or above 3. The submit button shows the results, including the user's name from the cookie, and their times for each question and the entire exam. The general button listener updates the total exam timer. The checkProgress function keeps track of which questions have answers, and will only increase the progress count and progress bar if the user answers a question that they didn't already have an answer to.</text:p>
      <text:p text:style-name="P1"/>
      <text:p text:style-name="P1">One issue that I ran into was that I couldn't figure out how to use the 'init' function in my external JavaScript file rather than using the onLoad event on the body element, even after putting my &lt;script&gt; element at the bottom of the body. That's why this is the only JavaScript function that is referenced in the html documents rather than being bound to an event listener. The other issue is that I ran out of time, and so I'm submitting my files without a URL to a running application on the server, hoping that this won't penalize me too much.</text:p>
      <text:p text:style-name="P1"/>
      <text:p text:style-name="P1">The signedOut.html page is very basic, and simply informs the user that they have logged out.</text:p>
      <text:p text:style-name="P1"/>
      <text:p text:style-name="P1">Since the focus of this assignment was on functionality and not presentation, the style.css file is very basic, and was only created to allow the JavaScript to change the width and color of the progress b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7T11:14:25</meta:creation-date>
    <dc:date>2013-02-17T12:48:28</dc:date>
    <meta:editing-duration>PT12S</meta:editing-duration>
    <meta:editing-cycles>1</meta:editing-cycles>
    <meta:document-statistic meta:table-count="0" meta:image-count="0" meta:object-count="0" meta:page-count="1" meta:paragraph-count="9" meta:word-count="505" meta:character-count="2912" meta:non-whitespace-character-count="2413"/>
    <meta:generator>LibreOffice/3.5$Linux_X86_64 LibreOffice_project/350m1$Build-2</meta:generator>
  </office:meta>
</office:document-meta>
</file>